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6486in" fo:margin-left="0.2535in" fo:margin-top="0in" fo:margin-bottom="0in" table:align="left" style:writing-mode="lr-tb"/>
    </style:style>
    <style:style style:name="Table1.A" style:family="table-column">
      <style:table-column-properties style:column-width="5.6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6486in" fo:margin-left="0.2535in" fo:margin-top="0in" fo:margin-bottom="0in" table:align="left" style:writing-mode="lr-tb"/>
    </style:style>
    <style:style style:name="Table2.A" style:family="table-column">
      <style:table-column-properties style:column-width="5.64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6486in" fo:margin-left="0.2535in" fo:margin-top="0in" fo:margin-bottom="0in" table:align="left" style:writing-mode="lr-tb"/>
    </style:style>
    <style:style style:name="Table3.A" style:family="table-column">
      <style:table-column-properties style:column-width="5.648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6486in" fo:margin-left="0.2535in" fo:margin-top="0in" fo:margin-bottom="0in" table:align="left" style:writing-mode="lr-tb"/>
    </style:style>
    <style:style style:name="Table4.A" style:family="table-column">
      <style:table-column-properties style:column-width="5.648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6486in" fo:margin-left="0.2535in" fo:margin-top="0in" fo:margin-bottom="0in" table:align="left" style:writing-mode="lr-tb"/>
    </style:style>
    <style:style style:name="Table5.A" style:family="table-column">
      <style:table-column-properties style:column-width="5.6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5.6486in" fo:margin-left="0.2535in" fo:margin-top="0in" fo:margin-bottom="0in" table:align="left" style:writing-mode="lr-tb"/>
    </style:style>
    <style:style style:name="Table6.A" style:family="table-column">
      <style:table-column-properties style:column-width="5.64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5.6486in" fo:margin-left="0.2535in" fo:margin-top="0in" fo:margin-bottom="0in" table:align="left" style:writing-mode="lr-tb"/>
    </style:style>
    <style:style style:name="Table7.A" style:family="table-column">
      <style:table-column-properties style:column-width="5.6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6486in" fo:margin-left="0.2535in" fo:margin-top="0in" fo:margin-bottom="0in" table:align="left" style:writing-mode="lr-tb"/>
    </style:style>
    <style:style style:name="Table8.A" style:family="table-column">
      <style:table-column-properties style:column-width="5.648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5.6486in" fo:margin-left="0.2535in" fo:margin-top="0in" fo:margin-bottom="0in" table:align="left" style:writing-mode="lr-tb"/>
    </style:style>
    <style:style style:name="Table9.A" style:family="table-column">
      <style:table-column-properties style:column-width="5.648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5.6486in" fo:margin-left="0.2535in" fo:margin-top="0in" fo:margin-bottom="0in" table:align="left" style:writing-mode="lr-tb"/>
    </style:style>
    <style:style style:name="Table10.A" style:family="table-column">
      <style:table-column-properties style:column-width="5.6486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5.6486in" fo:margin-left="0.2535in" fo:margin-top="0in" fo:margin-bottom="0in" table:align="left" style:writing-mode="lr-tb"/>
    </style:style>
    <style:style style:name="Table11.A" style:family="table-column">
      <style:table-column-properties style:column-width="5.648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5.6486in" fo:margin-left="0.2535in" fo:margin-top="0in" fo:margin-bottom="0in" table:align="left" style:writing-mode="lr-tb"/>
    </style:style>
    <style:style style:name="Table12.A" style:family="table-column">
      <style:table-column-properties style:column-width="5.6486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5.6486in" fo:margin-left="0.2535in" fo:margin-top="0in" fo:margin-bottom="0in" table:align="left" style:writing-mode="lr-tb"/>
    </style:style>
    <style:style style:name="Table13.A" style:family="table-column">
      <style:table-column-properties style:column-width="5.6486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normal" officeooo:rsid="001b763f" officeooo:paragraph-rsid="001b763f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rsid="001c2603" officeooo:paragraph-rsid="001c2603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3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font-weight="normal" officeooo:paragraph-rsid="001bc5c0"/>
    </style:style>
    <style:style style:name="P4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font-weight="normal" officeooo:rsid="001c2603" officeooo:paragraph-rsid="001c2603"/>
    </style:style>
    <style:style style:name="P5" style:family="paragraph" style:parent-style-name="Standard">
      <style:text-properties fo:language="en" fo:country="US" fo:font-weight="bold" style:font-weight-asian="bold" style:font-style-complex="italic"/>
    </style:style>
    <style:style style:name="P6" style:family="paragraph" style:parent-style-name="Standard">
      <style:text-properties fo:language="en" fo:country="US" style:language-asian="en" style:country-asian="US"/>
    </style:style>
    <style:style style:name="P7" style:family="paragraph" style:parent-style-name="Standard">
      <style:paragraph-properties fo:margin-top="0.1945in" fo:margin-bottom="0.1945in" style:contextual-spacing="false" fo:text-align="justify" style:justify-single-word="false"/>
    </style:style>
    <style:style style:name="P8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Calibri" fo:language="en" fo:country="US" fo:font-weight="bold" style:font-weight-asian="bold" style:font-name-complex="Calibri1" style:font-weight-complex="bold"/>
    </style:style>
    <style:style style:name="P9" style:family="paragraph" style:parent-style-name="Standard">
      <loext:graphic-properties draw:fill="solid" draw:fill-color="#ffffff"/>
      <style:paragraph-properties style:line-height-at-least="0.1874in" fo:background-color="#ffffff"/>
      <style:text-properties style:font-name="Calibri" fo:language="en" fo:country="US" fo:font-weight="bold" style:font-weight-asian="bold" style:font-name-complex="Calibri1" style:font-weight-complex="bold"/>
    </style:style>
    <style:style style:name="P10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Calibri" fo:language="en" fo:country="US" style:font-name-complex="Calibri1"/>
    </style:style>
    <style:style style:name="P11" style:family="paragraph" style:parent-style-name="Heading_20_3">
      <style:paragraph-properties fo:margin-top="0.1665in" fo:margin-bottom="0.1665in" style:contextual-spacing="false" fo:text-align="justify" style:justify-single-word="false"/>
    </style:style>
    <style:style style:name="P12" style:family="paragraph" style:parent-style-name="Heading_20_3">
      <style:paragraph-properties fo:margin-top="0.1665in" fo:margin-bottom="0.1665in" style:contextual-spacing="false" fo:keep-together="auto" fo:keep-with-next="auto"/>
    </style:style>
    <style:style style:name="P13" style:family="paragraph" style:parent-style-name="Heading_20_3">
      <style:paragraph-properties fo:margin-top="0.1665in" fo:margin-bottom="0.1665in" style:contextual-spacing="false" fo:keep-together="auto" fo:text-indent="0.25in" style:auto-text-indent="false" fo:keep-with-next="auto"/>
    </style:style>
    <style:style style:name="P14" style:family="paragraph" style:parent-style-name="Heading_20_3">
      <style:paragraph-properties fo:margin-left="0.25in" fo:margin-top="0.1665in" fo:margin-bottom="0.1665in" style:contextual-spacing="false" fo:keep-together="auto" fo:keep-with-next="auto"/>
    </style:style>
    <style:style style:name="P15" style:family="paragraph" style:parent-style-name="Title">
      <style:paragraph-properties fo:text-align="center" style:justify-single-word="false"/>
    </style:style>
    <style:style style:name="P16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17" style:family="paragraph" style:parent-style-name="Header">
      <style:text-properties fo:language="en" fo:country="US"/>
    </style:style>
    <style:style style:name="P18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normal" officeooo:rsid="001b763f" officeooo:paragraph-rsid="001b763f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19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rsid="001c2603" officeooo:paragraph-rsid="001c2603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0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normal" officeooo:rsid="001e4dc9" officeooo:paragraph-rsid="001e4dc9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1" style:family="paragraph" style:parent-style-name="List_20_Paragraph">
      <style:paragraph-properties fo:margin-left="0in" fo:margin-top="0.1945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paragraph-rsid="001e4dc9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2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paragraph-rsid="001eda66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3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rsid="001eda66" officeooo:paragraph-rsid="001eda66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4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normal" officeooo:rsid="002032db" officeooo:paragraph-rsid="002032db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P25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style:letter-kerning="false" style:font-size-asian="12pt" style:font-name-complex="Calibri1" style:font-size-complex="12pt" style:language-complex="ar" style:country-complex="SA"/>
    </style:style>
    <style:style style:name="P26" style:family="paragraph" style:parent-style-name="List_20_Paragraph">
      <style:paragraph-properties fo:margin-left="0in" fo:margin-top="0.1945in" fo:margin-bottom="0.1945in" style:contextual-spacing="true" fo:text-align="justify" style:justify-single-word="false" fo:orphans="2" fo:widows="2"/>
      <style:text-properties style:font-name="Calibri" fo:font-size="12pt" fo:language="en" fo:country="US" style:letter-kerning="false" style:font-size-asian="12pt" style:font-name-complex="Calibri1" style:font-size-complex="12pt" style:language-complex="ar" style:country-complex="SA"/>
    </style:style>
    <style:style style:name="P27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officeooo:paragraph-rsid="001bc5c0" style:letter-kerning="false" style:font-size-asian="12pt" style:font-name-complex="Calibri1" style:font-size-complex="12pt" style:language-complex="ar" style:country-complex="SA"/>
    </style:style>
    <style:style style:name="P28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officeooo:rsid="001b763f" officeooo:paragraph-rsid="001b763f" style:letter-kerning="false" style:font-size-asian="12pt" style:font-name-complex="Calibri1" style:font-size-complex="12pt" style:language-complex="ar" style:country-complex="SA"/>
    </style:style>
    <style:style style:name="P29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officeooo:rsid="001bc5c0" officeooo:paragraph-rsid="001bc5c0" style:letter-kerning="false" style:font-size-asian="12pt" style:font-name-complex="Calibri1" style:font-size-complex="12pt" style:language-complex="ar" style:country-complex="SA"/>
    </style:style>
    <style:style style:name="P30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officeooo:rsid="001c2603" officeooo:paragraph-rsid="001c2603" style:letter-kerning="false" style:font-size-asian="12pt" style:font-name-complex="Calibri1" style:font-size-complex="12pt" style:language-complex="ar" style:country-complex="SA"/>
    </style:style>
    <style:style style:name="P31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32" style:family="paragraph" style:parent-style-name="List_20_Paragraph">
      <style:paragraph-properties fo:margin-left="0in" fo:margin-top="0.1945in" fo:margin-bottom="0.1945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33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bold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34" style:family="paragraph" style:parent-style-name="List_20_Paragraph">
      <style:paragraph-properties fo:margin-left="0in" fo:margin-top="0in" fo:margin-bottom="0.1945in" style:contextual-spacing="true" fo:text-align="justify" style:justify-single-word="false" fo:orphans="2" fo:widows="2"/>
      <style:text-properties style:font-name="Calibri" fo:font-size="12pt" fo:language="en" fo:country="US" fo:font-weight="bold" officeooo:paragraph-rsid="001eda66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35" style:family="paragraph" style:parent-style-name="List_20_Paragraph">
      <style:paragraph-properties fo:margin-left="0in" fo:margin-top="0.1945in" fo:margin-bottom="0in" style:contextual-spacing="true" fo:text-align="justify" style:justify-single-word="false" fo:orphans="2" fo:widows="2"/>
      <style:text-properties style:font-name="Calibri" fo:font-size="12pt" fo:language="en" fo:country="US" fo:font-weight="bold" officeooo:rsid="001b763f" officeooo:paragraph-rsid="001b763f" style:letter-kerning="false" style:font-size-asian="12pt" style:font-weight-asian="bold" style:font-name-complex="Calibri1" style:font-size-complex="12pt" style:language-complex="ar" style:country-complex="SA" style:font-weight-complex="bold"/>
    </style:style>
    <style:style style:name="P36" style:family="paragraph" style:parent-style-name="List_20_Paragraph">
      <style:paragraph-properties fo:margin-left="0.25in" fo:margin-top="0.1945in" fo:margin-bottom="0.1945in" style:contextual-spacing="true" fo:text-align="justify" style:justify-single-word="false"/>
      <style:text-properties style:font-name="Calibri" fo:language="en" fo:country="US" fo:font-weight="bold" style:font-weight-asian="bold" style:font-name-complex="Calibri1" style:font-weight-complex="bold"/>
    </style:style>
    <style:style style:name="P37" style:family="paragraph" style:parent-style-name="List_20_Paragraph" style:list-style-name="WWNum43">
      <style:paragraph-properties fo:margin-top="0.1945in" fo:margin-bottom="0.1945in" style:contextual-spacing="true" fo:text-align="justify" style:justify-single-word="false"/>
    </style:style>
    <style:style style:name="P38" style:family="paragraph" style:parent-style-name="List_20_Paragraph" style:list-style-name="WWNum25">
      <style:paragraph-properties fo:margin-top="0.1945in" fo:margin-bottom="0.1945in" style:contextual-spacing="true"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style-complex="italic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fo:language="en" fo:country="US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T6" style:family="text">
      <style:text-properties fo:language="en" fo:country="US" officeooo:rsid="001bc5c0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T7" style:family="text">
      <style:text-properties fo:language="en" fo:country="US" officeooo:rsid="001c2603" style:letter-kerning="false" style:font-size-asian="12pt" style:font-weight-asian="normal" style:font-name-complex="Calibri1" style:font-size-complex="12pt" style:language-complex="ar" style:country-complex="SA" style:font-weight-complex="normal"/>
    </style:style>
    <style:style style:name="T8" style:family="text">
      <style:text-properties fo:font-size="9pt" fo:language="en" fo:country="US" style:font-size-asian="9pt" style:font-size-complex="9pt"/>
    </style:style>
    <style:style style:name="T9" style:family="text">
      <style:text-properties style:font-name="Calibri" fo:font-size="20pt" fo:language="en" fo:country="US" style:font-size-asian="20pt" style:font-name-complex="Calibri1" style:font-size-complex="20pt"/>
    </style:style>
    <style:style style:name="T10" style:family="text">
      <style:text-properties style:font-name="Calibri" fo:language="en" fo:country="US" fo:font-weight="bold" style:font-weight-asian="bold" style:font-name-complex="Calibri1" style:font-weight-complex="bold"/>
    </style:style>
    <style:style style:name="T11" style:family="text">
      <style:text-properties style:font-name="Calibri" fo:language="en" fo:country="US" style:font-name-complex="Calibri1"/>
    </style:style>
    <style:style style:name="T12" style:family="text">
      <style:text-properties style:font-name="Calibri"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13" style:family="text">
      <style:text-properties style:font-name="Calibri" fo:font-size="12pt" fo:language="en" fo:country="US" style:font-size-asian="12pt" style:font-name-complex="Calibri1" style:font-size-complex="12pt"/>
    </style:style>
    <style:style style:name="T14" style:family="text">
      <style:text-properties fo:color="#000000" loext:opacity="100%" style:font-name="Calibri" fo:font-size="11pt" fo:language="en" fo:country="US" style:font-size-asian="11pt" style:font-name-complex="Calibri1" style:font-size-complex="11pt"/>
    </style:style>
    <style:style style:name="T15" style:family="text">
      <style:text-properties fo:color="#000000" loext:opacity="100%" style:font-name="Calibri" fo:font-size="11pt" fo:language="en" fo:country="GB" style:font-size-asian="11pt" style:font-name-complex="Calibri1" style:font-size-complex="11pt"/>
    </style:style>
    <style:style style:name="T16" style:family="text">
      <style:text-properties fo:color="#000000" loext:opacity="100%" style:font-name="Calibri" fo:font-size="12pt" fo:language="en" fo:country="US" style:font-size-asian="12pt" style:font-name-complex="Calibri1" style:font-size-complex="12pt"/>
    </style:style>
    <style:style style:name="T17" style:family="text">
      <style:text-properties fo:language="en" fo:country="GB"/>
    </style:style>
    <style:style style:name="T18" style:family="text">
      <style:text-properties fo:color="#ff0000" loext:opacity="100%" style:font-name="Calibri" fo:font-size="11pt" fo:language="en" fo:country="US" style:font-size-asian="11pt" style:font-name-complex="Calibri1" style:font-size-complex="11pt"/>
    </style:style>
    <style:style style:name="T19" style:family="text">
      <style:text-properties fo:color="#ff0000" loext:opacity="100%" style:font-name="Calibri"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20" style:family="text">
      <style:text-properties officeooo:rsid="001bc5c0"/>
    </style:style>
    <style:style style:name="T21" style:family="text">
      <style:text-properties officeooo:rsid="001e4dc9"/>
    </style:style>
    <style:style style:name="T22" style:family="text">
      <style:text-properties officeooo:rsid="001eda6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eda6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9"><text:span text:style-name="T9">Prediction of daily sports and activities from wearables Student’s report</text:span><text:span text:style-name="T9"/></text:p>
      <text:p text:style-name="P5" loext:marker-style-name="T3"/>
      <text:p text:style-name="P7" loext:marker-style-name="T10"><text:span text:style-name="T10">Your name and date.</text:span><text:span text:style-name="T10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Name: Núria Torquet Luna</text:p>
            <text:p text:style-name="P1">Date: 05/05/2026</text:p>
          </table:table-cell>
        </table:table-row>
      </table:table>
      <text:p text:style-name="P8" loext:marker-style-name="T10"/>
      <text:p text:style-name="P7" loext:marker-style-name="T10"><text:span text:style-name="T10">Introduction.</text:span><text:span text:style-name="T10"/></text:p>
      <text:h text:style-name="P11" text:outline-level="3" loext:marker-style-name="T14"><text:span text:style-name="T14">Review and complete the notebook “Assignment2_mHealth.ipynb”.</text:span><text:span text:style-name="T17"> </text:span><text:span text:style-name="T14">Describe the context and objectives of the assignment (</text:span><text:span text:style-name="T18">Do not copy notebook text. Write in your own words showing understanding.</text:span><text:span text:style-name="T14">). 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 loext:marker-style-name="T13"/>
            <text:p text:style-name="P20">The assignment analyzes time-series motion sensors data from wearable devices to classify human activity. The dataset contains data from 8 subjects performing 19 different physical activities. The goal is to process the raw signals, extract statistical features and build a machine learning classifier to predict the activity performed.</text:p>
            <text:p text:style-name="P20">One of the main objectives is compare different data splitting and cross-validation strategies to understand the problem of data leakage, overfitting and the capacity of the model to generalize to unseen data.</text:p>
          </table:table-cell>
        </table:table-row>
      </table:table>
      <text:p text:style-name="P6" loext:marker-style-name="T4"/>
      <text:h text:style-name="P12" text:outline-level="3" loext:marker-style-name="T14"><text:span text:style-name="T14">Fill in the following sections of this document with answers to the questions and conclusions drawn from the analysis presented in the notebook.</text:span><text:span text:style-name="T14"/></text:h>
      <text:p text:style-name="P7" loext:marker-style-name="T10"><text:span text:style-name="T10">Questions.</text:span><text:span text:style-name="T10"/></text:p>
      <text:list text:style-name="WWNum43">
        <text:list-item>
          <text:p text:style-name="P37" loext:marker-style-name="T10"><text:span text:style-name="T10">Understanding the Dataset.</text:span><text:span text:style-name="T10"/></text:p>
        </text:list-item>
      </text:list>
      <text:h text:style-name="P13" text:outline-level="3" loext:marker-style-name="T14"><text:span text:style-name="T14">1. <text:s/>Question 1. </text:span><text:span text:style-name="T14"/></text:h>
      <text:h text:style-name="P13" text:outline-level="3" loext:marker-style-name="T14"><text:span text:style-name="T14"><text:s text:c="4"/>a. <text:s/>Number of subjects and activities in the dataset </text:span><text:span text:style-name="T14"/></text:h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5" loext:marker-style-name="T13"/>
            <text:p text:style-name="P28" loext:marker-style-name="T13"><text:bookmark text:name="_Hlk228368283"/>There are 8 subjects (p1 to p8) and 19 activities (a01 to a19).</text:p>
          </table:table-cell>
        </table:table-row>
      </table:table>
      <text:h text:style-name="P13" text:outline-level="3" loext:marker-style-name="T14"><text:span text:style-name="T14"><text:s text:c="4"/>b. Number of sensor locations and type of signals recorded (e.g., accelerometer)</text:span><text:span text:style-name="T14"/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5" loext:marker-style-name="T13"/>
            <text:p text:style-name="P1">There are 45 sensors channels in total, coming from 5 Xsens Mtx units placed on the torso, right arm, left arm, right leg and left leg.</text:p>
            <text:p text:style-name="P1">Each provides 9 channels of signal data (typically 3-axis accelerometer, 3-axis gyroscope, and 3-axis magnetometer). For example, the first channel of each unit corresponds to the x-axis accelerometer.</text:p>
            <text:p text:style-name="P35" loext:marker-style-name="T12"/>
          </table:table-cell>
        </table:table-row>
      </table:table>
      <text:h text:style-name="P13" text:outline-level="3" loext:marker-style-name="T14"><text:span text:style-name="T14"><text:s text:c="4"/>c. Number of samples per activity</text:span><text:span text:style-name="T14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 loext:marker-style-name="T13">Each activity is performed for 5 minutes per subject. The data is divided into 60 segments of 5 seconds each, and sampled at 25 Hz. This means that there are 125 samples per segment.</text:p>
            <text:p text:style-name="P29" loext:marker-style-name="T13">For each subject performing an activity, there are 60 x 125 = 7500 samples.</text:p>
            <text:p text:style-name="P27" loext:marker-style-name="T13"><text:span text:style-name="T20">And across all 8 subjects tehre are 7500 x 8 = 60000 samples per activity.</text:span></text:p>
          </table:table-cell>
        </table:table-row>
      </table:table>
      <text:h text:style-name="P14" text:outline-level="3" loext:marker-style-name="T14"><text:span text:style-name="T14">2. <text:s/>Question 2. What potential sources of noise or variability may exist in wearable data?</text:span><text:span text:style-name="T14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5" loext:marker-style-name="T13">- <text:span text:style-name="T20">Biological differences between subjects, like body type, height or fitness level.</text:span></text:p>
            <text:p text:style-name="P25" loext:marker-style-name="T13">- <text:span text:style-name="T20">Placement of the sensor on the bodies of different individuals, device shifting/slipping during high-impact movements</text:span></text:p>
            <text:p text:style-name="P25" loext:marker-style-name="T13">- <text:span text:style-name="T20">Environmental factors</text:span></text:p>
          </table:table-cell>
        </table:table-row>
      </table:table>
      <text:h text:style-name="P14" text:outline-level="3" loext:marker-style-name="T15"><text:span text:style-name="T14">3. <text:s/>Question 3. What variability did you observe between subjects?</text:span><text:span text:style-name="T15"/>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6">The drop in classification accuracy from ~99.3% (when data is randomly shuffled) to ~82.8% (when a subject is left out for testing) indicates high variability between subjects. </text:span><text:span text:style-name="T7">Each subject has individual movements and differences.</text:span></text:p>
            <text:p text:style-name="P4"><text:soft-page-break/><text:span text:style-name="T5">The model can recognize activities when it has seen portions of this movement in training. But it struggles when forced to generalize to a new person whose movements differs from the group seen in training.</text:span></text:p>
          </table:table-cell>
        </table:table-row>
      </table:table>
      <text:list text:continue-numbering="true" text:style-name="WWNum43">
        <text:list-item>
          <text:p text:style-name="P37" loext:marker-style-name="T10"><text:span text:style-name="T10">Describe any preprocessing you have applied to the raw signal (e.g., Normalisation, Filtering,…) and the reason for choosing such step.</text:span><text:span text:style-name="T10"/></text:p>
        </text:list-item>
      </text:list>
      <text:p text:style-name="P9" loext:marker-style-name="T1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>We have not applied any complex filtering or normalization to the raw signals. Primary preprocessing step was segmentation: 5-minutes activities were chopped into smaller 5 secon<text:span text:style-name="T21">d</text:span> windows (125 samples each).</text:p>
            <text:p text:style-name="P2">This was chosen because 5 seconds is long enough to capture repetitive cycles (steps while walking or running) but short enough to compute <text:span text:style-name="T21">specific</text:span> statistical features that represents the <text:span text:style-name="T21">physical activity</text:span> properties over a short period.</text:p>
          </table:table-cell>
        </table:table-row>
      </table:table>
      <text:p text:style-name="P8" loext:marker-style-name="T10"/>
      <text:list text:continue-numbering="true" text:style-name="WWNum43">
        <text:list-item>
          <text:p text:style-name="P37" loext:marker-style-name="T10"><text:span text:style-name="T10">List the features you have extracted from the signals (e.g., mean, stdev, frecuency-domain features…).</text:span><text:span text:style-name="T17"> </text:span><text:span text:style-name="T10">Why do you think it may help distinguish activities? Do they capture time-domain or frequency-domain information?</text:span></text:p>
        </text:list-item>
      </text:list>
      <text:p text:style-name="P36" loext:marker-style-name="T1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0" loext:marker-style-name="T12">The features extracted are:</text:p>
            <text:p text:style-name="P30" loext:marker-style-name="T12">- mean</text:p>
            <text:p text:style-name="P30" loext:marker-style-name="T12">- standard deviation</text:p>
            <text:p text:style-name="P30" loext:marker-style-name="T12">- minimum</text:p>
            <text:p text:style-name="P30" loext:marker-style-name="T12">- maximum</text:p>
            <text:p text:style-name="P30" loext:marker-style-name="T12">- median</text:p>
            <text:p text:style-name="P30" loext:marker-style-name="T12">- variance</text:p>
            <text:p text:style-name="P30" loext:marker-style-name="T12">for each of the 45 sensor columns.</text:p>
            <text:p text:style-name="P30" loext:marker-style-name="T12">These capture time-domain information. Help distinguish activities because they describe the signal’s amplitude and <text:span text:style-name="T21">central</text:span> tendencies.</text:p>
            <text:p text:style-name="P21"><text:span text:style-name="T21">E.g. high-impact activities like running produce high variance and wider range (min – max) in accelerometer reading compared to low-impact activities like walking.</text:span></text:p>
          </table:table-cell>
        </table:table-row>
      </table:table>
      <text:p text:style-name="P8" loext:marker-style-name="T10"><text:soft-page-break/></text:p>
      <text:list text:continue-numbering="true" text:style-name="WWNum43">
        <text:list-item>
          <text:p text:style-name="P37" loext:marker-style-name="T10"><text:span text:style-name="T10">Discuss which features you believe are most informative and which features might be redundant.</text:span><text:span text:style-name="T10"/></text:p>
        </text:list-item>
      </text:list>
      <text:p text:style-name="P36" loext:marker-style-name="T10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5" loext:marker-style-name="T12">- <text:span text:style-name="T21">Most informative: features that measure spread and intensity. Standard deviation, variance, minimum and maximum.</text:span></text:p>
            <text:p text:style-name="P25" loext:marker-style-name="T12">- <text:span text:style-name="T21">Mean and median are informative for stationary positions (standing still vs lying down) due to the gravity constant pull on the accelerometer axes.</text:span></text:p>
            <text:p text:style-name="P25" loext:marker-style-name="T12">- <text:span text:style-name="T21">Redundant: standard deviation and variance are mathematically linked, so we could argue that one of the two is redundant.</text:span></text:p>
            <text:p text:style-name="P25" loext:marker-style-name="T12">- <text:span text:style-name="T21">Redundant: mean and median often capture similar central tendency, making them potentially redundant.</text:span></text:p>
          </table:table-cell>
        </table:table-row>
      </table:table>
      <text:p text:style-name="P8" loext:marker-style-name="T10"/>
      <text:list text:continue-numbering="true" text:style-name="WWNum43">
        <text:list-item>
          <text:p text:style-name="P37" loext:marker-style-name="T10"><text:span text:style-name="T10">Specify the model (e.g., XGBoost, Random Forest, etc.) and hyperparameters used. Why this model was chosen? What advantages it provides for this task?</text:span><text:span text:style-name="T10"/></text:p>
        </text:list-item>
      </text:list>
      <text:p text:style-name="P36" loext:marker-style-name="T1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The model chosen was Random Forest with the following parameters:</text:p>
            <text:p text:style-name="P23">- n_estimators: 100</text:p>
            <text:p text:style-name="P23">- random_state: 42</text:p>
            <text:p text:style-name="P23">- n_jobs: -1 (to use all cores)</text:p>
            <text:p text:style-name="P22"><text:span text:style-name="T22">It was chosen because is an ensemble method that handles well high-dimensional feature spaces (270 features). Is more robust to overfitting compared to single-decision trees and captures non-linear relationships without feature scaling. Is efficient to train, does not need a lot of computational resources.</text:span></text:p>
            <text:p text:style-name="P31" loext:marker-style-name="T12"/>
          </table:table-cell>
        </table:table-row>
      </table:table>
      <text:p text:style-name="P7" loext:marker-style-name="T10"><text:span text:style-name="T10"><text:s/></text:span><text:span text:style-name="T10"/></text:p>
      <text:list text:continue-numbering="true" text:style-name="WWNum43">
        <text:list-item>
          <text:p text:style-name="P37" loext:marker-style-name="T10"><text:span text:style-name="T10">Two different training strategies were implemented. Discuss differences in performance according to the evaluation metrics calculated and main findings. Does the model show signs of overfitting?</text:span><text:span text:style-name="T10"/></text:p>
        </text:list-item>
      </text:list>
      <text:p text:style-name="P36" loext:marker-style-name="T10"/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33" loext:marker-style-name="T12">- <text:span text:style-name="T22">Approach 1 (shuffled train/test split):</text:span><text:span text:style-name="T24"> unrealistic high performance (~99.3% across accuracy, precision, recall and F1-score).</text:span></text:p>
            <text:p text:style-name="P33">- <text:span text:style-name="T22">Approach 2 (Leave-One-Subject-Out/LOSO): </text:span><text:span text:style-name="T24"><text:s/>achieved a more realistic performance (~82.8% accuracy and ~80.8% F1 score).</text:span></text:p>
            <text:p text:style-name="P33"><text:span text:style-name="T24"/></text:p>
            <text:p text:style-name="P34"><text:span text:style-name="T24">The model evaluated with strategy 1 showed signs of overfitting caused by data leakage. Consecutive 5-seconds segments of data ended in both training and testing sets, so the model memorized the specific individuals instead of learning generalized physical movements.</text:span></text:p>
            <text:p text:style-name="P34"><text:span text:style-name="T24">Strategy 2 (LOSO) prevented the leakage on an unseen user, which showed a realistic drop in accuracy.</text:span></text:p>
          </table:table-cell>
        </table:table-row>
      </table:table>
      <text:p text:style-name="P36" loext:marker-style-name="T10"/>
      <text:list text:continue-numbering="true" text:style-name="WWNum43">
        <text:list-item>
          <text:p text:style-name="P37" loext:marker-style-name="T10"><text:span text:style-name="T11"><text:s/></text:span><text:span text:style-name="T10">Identify and discuss limitations of this work. Provide at least two examples of real-world uses/applications/tasks for this dataset.</text:span></text:p>
        </text:list-item>
      </text:list>
      <text:p text:style-name="P36" loext:marker-style-name="T1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>The feature engineering relies only on basic time statistics. It ignores frequency-domain information like Fast Fourier Transform features, which captures rhythmic periodicities.</text:p>
            <text:p text:style-name="P24">Also, the dataset was collected in a controlled environment</text:p>
            <text:p text:style-name="P32" loext:marker-style-name="T12"/>
            <text:p text:style-name="P26" loext:marker-style-name="T13"/>
            <text:p text:style-name="P32" loext:marker-style-name="T12"/>
            <text:p text:style-name="P32" loext:marker-style-name="T12"/>
            <text:p text:style-name="P32" loext:marker-style-name="T12"/>
            <text:p text:style-name="P32" loext:marker-style-name="T12"/>
            <text:p text:style-name="P31" loext:marker-style-name="T12"/>
          </table:table-cell>
        </table:table-row>
      </table:table>
      <text:p text:style-name="P7" loext:marker-style-name="T10"><text:span text:style-name="T10">Submission.</text:span><text:span text:style-name="T10"/></text:p>
      <text:list text:style-name="WWNum25">
        <text:list-item>
          <text:p text:style-name="P38" loext:marker-style-name="T16"><text:span text:style-name="T16">Submit this filled-in document (in PDF format)</text:span><text:span text:style-name="T13"> and </text:span><text:span text:style-name="T16">the completed notebook under the specific task</text:span><text:span text:style-name="T13"> </text:span><text:span text:style-name="T16">on Campus Virtual by</text:span><text:span text:style-name="T19"> 12/05/2026 13:59 CET</text:span><text:span text:style-name="T16">.</text:span></text:p>
        </text:list-item>
      </text:list>
      <text:p text:style-name="P10" loext:marker-style-name="T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28in" fo:margin-bottom="0in" style:contextual-spacing="false" fo:line-height="108%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loext:linked-style-name="Título_20_4_20_Car" style:default-outline-level="4" style:list-style-name="" style:class="text">
      <style:paragraph-properties fo:margin-top="0.1945in" fo:margin-bottom="0.1945in" style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Balloon_20_Text" style:display-name="Balloon Text" style:family="paragraph" style:parent-style-name="Standard" loext:linked-style-name="Texto_20_de_20_globo_20_Car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hl" style:family="paragraph" style:parent-style-name="Standard">
      <style:paragraph-properties fo:margin-top="0.1945in" fo:margin-bottom="0.1945in" style:contextual-spacing="false"/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apple-converted-spac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we-math-mathml-inline" style:family="text" style:parent-style-name="Default_20_Paragraph_20_Font"/>
    <style:style style:name="il" style:family="text" style:parent-style-name="Default_20_Paragraph_20_Font"/>
    <style:style style:name="Título_20_4_20_Car" style:display-name="Título 4 C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ítulo_20_3_20_Car" style:display-name="Título 3 C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1_20_Car" style:display-name="Título 1 C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rfc-language-tag-asian="es-ES-u-co-trad" style:language-asian="es" style:country-asian="ES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rfc-language-tag-asian="es-ES-u-co-trad" style:language-asian="es" style:country-asian="ES" style:font-name-complex="Noto Sans Arabic" style:font-family-complex="'Noto Sans Arabic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d1d1d" loext:opacity="100%" fo:font-size="9pt" style:font-name-asian="Calibri1" style:font-family-asian="Calibri" style:font-family-generic-asian="system" style:font-pitch-asian="variable" style:font-size-asian="9pt" style:font-name-complex="Helvetica" style:font-family-complex="Helvetica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4085" loext:opacity="100%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004085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fo:color="#004085" loext:opacity="100%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/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Helvetic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Segoe UI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Segoe UI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Times New Roman'"/>
      </text:list-level-style-bullet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2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22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3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3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31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3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3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3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3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3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3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3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32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32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33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33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33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33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P2" style:family="paragraph" style:parent-style-name="Header">
      <style:text-properties fo:language="en" fo:country="US"/>
    </style:style>
    <style:style style:name="MT1" style:family="text">
      <style:text-properties fo:language="en" fo:country="US"/>
    </style:style>
    <style:style style:name="MT2" style:family="text">
      <style:text-properties fo:language="en" fo:country="US" fo:font-weight="bold" style:font-weight-asian="bold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Data Science for Health</text:span><text:span text:style-name="MT1">. </text:span></text:p>
        <text:p text:style-name="Header" loext:marker-style-name="MT3"><text:span text:style-name="MT3">MSc on Fundamentals of Data Science. Facultat de Matemàtiques i Informàtica. UB</text:span><text:span text:style-name="MT3"/></text:p>
        <text:p text:style-name="MP2" loext:marker-style-name="MT1"/>
        <text:p text:style-name="MP2" loext:marker-style-name="MT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ura Igual Muñoz</meta:initial-creator>
    <meta:editing-cycles>351</meta:editing-cycles>
    <meta:print-date>2025-03-14T16:14:00</meta:print-date>
    <meta:creation-date>2021-03-15T11:15:00</meta:creation-date>
    <dc:date>2026-05-07T09:42:15.738908869</dc:date>
    <meta:editing-duration>PT3H30M32S</meta:editing-duration>
    <meta:generator>LibreOffice/24.2.7.2$Linux_X86_64 LibreOffice_project/420$Build-2</meta:generator>
    <meta:document-statistic meta:table-count="13" meta:image-count="0" meta:object-count="0" meta:page-count="5" meta:paragraph-count="66" meta:word-count="1003" meta:character-count="6646" meta:non-whitespace-character-count="5692"/>
    <meta:user-defined meta:name="AppVersion">16.0000</meta:user-defined>
    <meta:template xlink:type="simple" xlink:actuate="onRequest" xlink:title="Normal" xlink:href=""/>
  </office:meta>
</office:document-meta>
</file>